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7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1f4243" officeooo:paragraph-rsid="010fdbf0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0aef8e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27" style:family="paragraph" style:parent-style-name="Standard">
      <style:paragraph-properties fo:line-height="115%"/>
      <style:text-properties style:font-name="Likhan" officeooo:paragraph-rsid="0010317d"/>
    </style:style>
    <style:style style:name="P28" style:family="paragraph" style:parent-style-name="Standard">
      <style:paragraph-properties fo:line-height="115%"/>
      <style:text-properties style:font-name="Likhan" officeooo:paragraph-rsid="00dbfaa8"/>
    </style:style>
    <style:style style:name="P29" style:family="paragraph" style:parent-style-name="Text_20_body">
      <style:paragraph-properties fo:line-height="115%"/>
      <style:text-properties style:font-name="Likhan" officeooo:paragraph-rsid="00dbfaa8"/>
    </style:style>
    <style:style style:name="P30" style:family="paragraph" style:parent-style-name="Standard">
      <style:paragraph-properties fo:line-height="115%"/>
      <style:text-properties style:font-name="Likhan" officeooo:paragraph-rsid="00e0e72f"/>
    </style:style>
    <style:style style:name="P31" style:family="paragraph" style:parent-style-name="Standard">
      <style:paragraph-properties fo:line-height="115%"/>
      <style:text-properties style:font-name="Likhan" officeooo:paragraph-rsid="00e39180"/>
    </style:style>
    <style:style style:name="P32" style:family="paragraph" style:parent-style-name="Standard">
      <style:paragraph-properties fo:line-height="115%"/>
      <style:text-properties style:font-name="Likhan" officeooo:paragraph-rsid="00e9908c"/>
    </style:style>
    <style:style style:name="P33" style:family="paragraph" style:parent-style-name="Standard">
      <style:paragraph-properties fo:line-height="115%"/>
      <style:text-properties style:font-name="Likhan" officeooo:paragraph-rsid="00fa1a4e"/>
    </style:style>
    <style:style style:name="P34" style:family="paragraph" style:parent-style-name="Standard">
      <style:paragraph-properties fo:line-height="115%"/>
      <style:text-properties style:font-name="Likhan" officeooo:paragraph-rsid="00fde837"/>
    </style:style>
    <style:style style:name="P35" style:family="paragraph" style:parent-style-name="Standard">
      <style:paragraph-properties fo:line-height="115%"/>
      <style:text-properties style:font-name="Likhan" officeooo:paragraph-rsid="010e0932"/>
    </style:style>
    <style:style style:name="P36" style:family="paragraph" style:parent-style-name="Standard">
      <style:paragraph-properties fo:line-height="115%"/>
      <style:text-properties style:font-name="Likhan" officeooo:paragraph-rsid="011203bf"/>
    </style:style>
    <style:style style:name="P37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38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39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0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1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2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43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4" style:family="paragraph" style:parent-style-name="Standard">
      <style:paragraph-properties fo:line-height="115%"/>
      <style:text-properties style:font-name="Likhan" officeooo:rsid="00b7cba4" officeooo:paragraph-rsid="00f98b3c"/>
    </style:style>
    <style:style style:name="P45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46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47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48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49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0" style:family="paragraph" style:parent-style-name="Standard">
      <style:paragraph-properties fo:line-height="115%"/>
      <style:text-properties style:font-name="Likhan" officeooo:rsid="00c15724" officeooo:paragraph-rsid="010aef8e"/>
    </style:style>
    <style:style style:name="P51" style:family="paragraph" style:parent-style-name="Standard">
      <style:paragraph-properties fo:line-height="115%"/>
      <style:text-properties style:font-name="Likhan" officeooo:rsid="00be163b" officeooo:paragraph-rsid="010aef8e"/>
    </style:style>
    <style:style style:name="P52" style:family="paragraph" style:parent-style-name="Standard">
      <style:paragraph-properties fo:line-height="115%"/>
      <style:text-properties style:font-name="Likhan" officeooo:rsid="00bf8bee" officeooo:paragraph-rsid="010aef8e"/>
    </style:style>
    <style:style style:name="P53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54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5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57" style:family="paragraph" style:parent-style-name="Standard">
      <style:paragraph-properties fo:line-height="115%"/>
      <style:text-properties style:font-name="Likhan" officeooo:rsid="00f84b3e" officeooo:paragraph-rsid="010fdbf0"/>
    </style:style>
    <style:style style:name="P58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59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0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1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2" style:family="paragraph" style:parent-style-name="Text_20_body">
      <style:paragraph-properties fo:margin-left="0in" fo:margin-right="0in" fo:text-indent="0in" style:auto-text-indent="false"/>
    </style:style>
    <style:style style:name="P63" style:family="paragraph" style:parent-style-name="Text_20_body">
      <style:paragraph-properties fo:line-height="115%"/>
      <style:text-properties officeooo:paragraph-rsid="00dbfaa8"/>
    </style:style>
    <style:style style:name="P64" style:family="paragraph" style:parent-style-name="Text_20_body">
      <style:paragraph-properties fo:margin-left="0in" fo:margin-right="0in" fo:line-height="115%" fo:text-indent="0in" style:auto-text-indent="false"/>
    </style:style>
    <style:style style:name="P65" style:family="paragraph" style:parent-style-name="Standard">
      <style:paragraph-properties fo:line-height="115%"/>
      <style:text-properties officeooo:paragraph-rsid="00e0e72f"/>
    </style:style>
    <style:style style:name="P66" style:family="paragraph" style:parent-style-name="Standard">
      <style:paragraph-properties fo:line-height="115%"/>
      <style:text-properties officeooo:paragraph-rsid="00f98d48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68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1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2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77" style:family="paragraph" style:parent-style-name="Standard">
      <style:paragraph-properties fo:line-height="115%"/>
      <style:text-properties style:font-name="Likhan" officeooo:paragraph-rsid="011397ba"/>
    </style:style>
    <style:style style:name="P78" style:family="paragraph" style:parent-style-name="Standard">
      <style:paragraph-properties fo:line-height="115%"/>
      <style:text-properties style:font-name="Likhan" officeooo:paragraph-rsid="00e39180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0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3270"/>
    </style:style>
    <style:style style:name="P82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 officeooo:rsid="0029aa4c"/>
    </style:style>
    <style:style style:name="T21" style:family="text">
      <style:text-properties style:text-underline-style="none" officeooo:rsid="00ccedd8"/>
    </style:style>
    <style:style style:name="T22" style:family="text">
      <style:text-properties style:text-underline-style="none" officeooo:rsid="00ba47f8"/>
    </style:style>
    <style:style style:name="T23" style:family="text">
      <style:text-properties style:text-underline-style="none" officeooo:rsid="00b7f354"/>
    </style:style>
    <style:style style:name="T24" style:family="text">
      <style:text-properties style:text-underline-style="none" officeooo:rsid="00cf90b0"/>
    </style:style>
    <style:style style:name="T25" style:family="text">
      <style:text-properties style:text-underline-style="none" officeooo:rsid="010fdbf0"/>
    </style:style>
    <style:style style:name="T26" style:family="text">
      <style:text-properties officeooo:rsid="00b2026f"/>
    </style:style>
    <style:style style:name="T27" style:family="text">
      <style:text-properties officeooo:rsid="00b299a6"/>
    </style:style>
    <style:style style:name="T28" style:family="text">
      <style:text-properties officeooo:rsid="00b5e5bd"/>
    </style:style>
    <style:style style:name="T29" style:family="text">
      <style:text-properties officeooo:rsid="00b7f354"/>
    </style:style>
    <style:style style:name="T30" style:family="text">
      <style:text-properties officeooo:rsid="00ba47f8"/>
    </style:style>
    <style:style style:name="T31" style:family="text">
      <style:text-properties officeooo:rsid="00bf8bee"/>
    </style:style>
    <style:style style:name="T32" style:family="text">
      <style:text-properties officeooo:rsid="00bfb94a"/>
    </style:style>
    <style:style style:name="T33" style:family="text">
      <style:text-properties officeooo:rsid="00c15724"/>
    </style:style>
    <style:style style:name="T34" style:family="text">
      <style:text-properties officeooo:rsid="00c55c61"/>
    </style:style>
    <style:style style:name="T35" style:family="text">
      <style:text-properties officeooo:rsid="00c61450"/>
    </style:style>
    <style:style style:name="T36" style:family="text">
      <style:text-properties officeooo:rsid="00c8085a"/>
    </style:style>
    <style:style style:name="T37" style:family="text">
      <style:text-properties officeooo:rsid="00cb01fc"/>
    </style:style>
    <style:style style:name="T38" style:family="text">
      <style:text-properties officeooo:rsid="00ccedd8"/>
    </style:style>
    <style:style style:name="T39" style:family="text">
      <style:text-properties officeooo:rsid="00cdb667"/>
    </style:style>
    <style:style style:name="T40" style:family="text">
      <style:text-properties officeooo:rsid="00cf90b0"/>
    </style:style>
    <style:style style:name="T41" style:family="text">
      <style:text-properties officeooo:rsid="00d144a7"/>
    </style:style>
    <style:style style:name="T42" style:family="text">
      <style:text-properties style:font-name="Likhan"/>
    </style:style>
    <style:style style:name="T43" style:family="text">
      <style:text-properties style:font-name="Likhan" officeooo:rsid="00c516ae"/>
    </style:style>
    <style:style style:name="T44" style:family="text">
      <style:text-properties style:font-name="Likhan" officeooo:rsid="0108c245"/>
    </style:style>
    <style:style style:name="T45" style:family="text">
      <style:text-properties fo:font-style="normal" officeooo:rsid="00d144a7" style:font-style-asian="normal" style:font-style-complex="normal"/>
    </style:style>
    <style:style style:name="T46" style:family="text">
      <style:text-properties fo:font-style="normal" officeooo:rsid="0029aa4c" style:font-style-asian="normal" style:font-style-complex="normal"/>
    </style:style>
    <style:style style:name="T47" style:family="text">
      <style:text-properties fo:font-style="normal" style:text-underline-style="none" officeooo:rsid="011203bf" style:font-style-asian="normal" style:font-style-complex="normal"/>
    </style:style>
    <style:style style:name="T48" style:family="text">
      <style:text-properties fo:font-style="normal" style:text-underline-style="none" officeooo:rsid="001dfd8b" style:font-style-asian="normal" style:font-style-complex="normal"/>
    </style:style>
    <style:style style:name="T49" style:family="text">
      <style:text-properties fo:font-style="normal" style:text-underline-style="none" officeooo:rsid="00fbf354" style:font-style-asian="normal" style:font-style-complex="normal"/>
    </style:style>
    <style:style style:name="T50" style:family="text">
      <style:text-properties fo:font-style="normal" style:text-underline-style="none" officeooo:rsid="005a7bf1" style:font-style-asian="normal" style:font-style-complex="normal"/>
    </style:style>
    <style:style style:name="T51" style:family="text">
      <style:text-properties officeooo:rsid="00e23f9b"/>
    </style:style>
    <style:style style:name="T52" style:family="text">
      <style:text-properties officeooo:rsid="00e370e5"/>
    </style:style>
    <style:style style:name="T53" style:family="text">
      <style:text-properties officeooo:rsid="00e39180"/>
    </style:style>
    <style:style style:name="T54" style:family="text">
      <style:text-properties officeooo:rsid="00e7df20"/>
    </style:style>
    <style:style style:name="T55" style:family="text">
      <style:text-properties officeooo:rsid="00e8c664"/>
    </style:style>
    <style:style style:name="T56" style:family="text">
      <style:text-properties officeooo:rsid="00eb27f6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98b3c"/>
    </style:style>
    <style:style style:name="T62" style:family="text">
      <style:text-properties officeooo:rsid="00fa1a4e"/>
    </style:style>
    <style:style style:name="T63" style:family="text">
      <style:text-properties officeooo:rsid="00fbf354"/>
    </style:style>
    <style:style style:name="T64" style:family="text">
      <style:text-properties officeooo:rsid="00fde837"/>
    </style:style>
    <style:style style:name="T65" style:family="text">
      <style:text-properties officeooo:rsid="00ff259d"/>
    </style:style>
    <style:style style:name="T66" style:family="text">
      <style:text-properties officeooo:rsid="0100c7d8"/>
    </style:style>
    <style:style style:name="T67" style:family="text">
      <style:text-properties officeooo:rsid="010487c0"/>
    </style:style>
    <style:style style:name="T68" style:family="text">
      <style:text-properties officeooo:rsid="010a9635"/>
    </style:style>
    <style:style style:name="T69" style:family="text">
      <style:text-properties officeooo:rsid="010aef8e"/>
    </style:style>
    <style:style style:name="T70" style:family="text">
      <style:text-properties officeooo:rsid="010c841a"/>
    </style:style>
    <style:style style:name="T71" style:family="text">
      <style:text-properties officeooo:rsid="010fc75f"/>
    </style:style>
    <style:style style:name="T72" style:family="text">
      <style:text-properties officeooo:rsid="010fdbf0"/>
    </style:style>
    <style:style style:name="T73" style:family="text">
      <style:text-properties officeooo:rsid="011203bf"/>
    </style:style>
    <style:style style:name="T74" style:family="text">
      <style:text-properties officeooo:rsid="01124400"/>
    </style:style>
    <style:style style:name="T75" style:family="text">
      <style:text-properties officeooo:rsid="01124f6e"/>
    </style:style>
    <style:style style:name="T76" style:family="text">
      <style:text-properties officeooo:rsid="011397ba"/>
    </style:style>
    <style:style style:name="T77" style:family="text">
      <style:text-properties officeooo:rsid="0114ffff"/>
    </style:style>
    <style:style style:name="T78" style:family="text">
      <style:text-properties officeooo:rsid="01153270"/>
    </style:style>
    <style:style style:name="T79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3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urn of Spring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1"><text:soft-page-break/><text:span text:style-name="T43">T</text:span><text:span text:style-name="T42">he </text:span><text:span text:style-name="T44">T</text:span><text:span text:style-name="T42">urn of Spring</text:span></text:p>
      <text:p text:style-name="P14">I watch the world go by </text:p>
      <text:p text:style-name="P63">my legs are made of iron </text:p>
      <text:p text:style-name="P64">And cement roots me in place. </text:p>
      <text:p text:style-name="P64">Set on a suburban street </text:p>
      <text:p text:style-name="P64">My back rests against the buttercups </text:p>
      <text:p text:style-name="P64">a park bench at the turn of spring. </text:p>
      <text:p text:style-name="P64"/>
      <text:p text:style-name="P64">Is the sun an hour hand,</text:p>
      <text:p text:style-name="P64"><text:span text:style-name="T57">a</text:span> bleach to peel my paint, </text:p>
      <text:p text:style-name="P64"><text:span text:style-name="T57">o</text:span>r just a hunk of gas that radiates? </text:p>
      <text:p text:style-name="P64"/>
      <text:p text:style-name="P64">Cars pass, just like my thoughts, </text:p>
      <text:p text:style-name="P64">someone sits to people watch. </text:p>
      <text:p text:style-name="P64">They watch the children learn to drive </text:p>
      <text:p text:style-name="P64">and their neighbors jogging for their lives. </text:p>
      <text:p text:style-name="P64"/>
      <text:p text:style-name="P64"/>
      <text:p text:style-name="P64"/>
      <text:p text:style-name="P64"/>
      <text:p text:style-name="P64"/>
      <text:p text:style-name="P64"/>
      <text:p text:style-name="P64">Trees are thawing from the cold </text:p>
      <text:p text:style-name="P64">like a cane they hold a sky that’s growing old. </text:p>
      <text:p text:style-name="P64">Birds chatter aimlessly </text:p>
      <text:p text:style-name="P64">seamless as the siren they set the mood subconsciously. </text:p>
      <text:p text:style-name="P64">Canopies bloom like thought balloons. </text:p>
      <text:p text:style-name="P64">A beater passes blaring tunes. </text:p>
      <text:p text:style-name="P64"/>
      <text:p text:style-name="P64">These green way paths and their gardens of math </text:p>
      <text:p text:style-name="P64">are saying something obscene </text:p>
      <text:p text:style-name="P64">these cycles of rhyme they echo through time. </text:p>
      <text:p text:style-name="P64">Complacency wears away at my memory. </text:p>
      <text:p text:style-name="P64">The people I meet, they view from my seat </text:p>
      <text:p text:style-name="P64">and I watch them move on with time, </text:p>
      <text:p text:style-name="P64">But my legs are made of iron </text:p>
      <text:p text:style-name="P64">And the sun creeps ever higher. </text:p>
      <text:p text:style-name="P64">A park bench at the turn of spring. </text:p>
      <text:p text:style-name="P12"/>
      <text:p text:style-name="P12"/>
      <text:p text:style-name="P12"/>
      <text:p text:style-name="P12"/>
      <text:p text:style-name="P53"/>
      <text:p text:style-name="P21"><text:soft-page-break/>Dead</text:p>
      <text:p text:style-name="P28">Would it make me a baby if I said it was too hard </text:p>
      <text:p text:style-name="P28">no huff no puff </text:p>
      <text:p text:style-name="P28">I’m just tired </text:p>
      <text:p text:style-name="P28"/>
      <text:p text:style-name="P28">Would I be depressed if I just went to bed </text:p>
      <text:p text:style-name="P28">No tears no fears </text:p>
      <text:p text:style-name="P28">just yawning </text:p>
      <text:p text:style-name="P28"/>
      <text:p text:style-name="P28">Would I be a cowered if curled up under the sheets </text:p>
      <text:p text:style-name="P28"><text:span text:style-name="T78">No shiver </text:span><text:span text:style-name="T59">N</text:span>o quiver no Indian giver </text:p>
      <text:p text:style-name="P28">I’m just lodging </text:p>
      <text:p text:style-name="P28"/>
      <text:p text:style-name="P28">Would I be dead if I embraced the boredom </text:p>
      <text:p text:style-name="P28"/>
      <text:p text:style-name="P28"/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15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70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>What consolation it is that existence gives us so many other choices is a matter of perspective. </text:p>
      <text:p text:style-name="P22"><text:soft-page-break/>Sleeping Bodies</text:p>
      <text:p text:style-name="P29">The human body </text:p>
      <text:p text:style-name="P62">is unlike other water bottles. </text:p>
      <text:p text:style-name="P62"/>
      <text:p text:style-name="P62">Hydrates; </text:p>
      <text:p text:style-name="P62">bed warmer; </text:p>
      <text:p text:style-name="P62"/>
      <text:p text:style-name="P62">Breakfast, shelter, </text:p>
      <text:p text:style-name="P62">on par ASMR. </text:p>
      <text:p text:style-name="P62"/>
      <text:p text:style-name="P62">I’m tasting strides. Fall leaves </text:p>
      <text:p text:style-name="P70">and people cling to <text:span text:style-name="T52">comfort</text:span> like </text:p>
      <text:p text:style-name="P70"/>
      <text:p text:style-name="P70">my favorite gripping trigger. </text:p>
      <text:p text:style-name="P62">The human body...</text:p>
      <text:p text:style-name="P62"/>
      <text:p text:style-name="P62"><text:span text:style-name="T70">I</text:span><text:span text:style-name="T52">s</text:span> not nature sounds. </text:p>
      <text:p text:style-name="P62"/>
      <text:p text:style-name="P62">All the kids are listening, </text:p>
      <text:p text:style-name="P62">hit snooze squarely. </text:p>
      <text:p text:style-name="P62"/>
      <text:p text:style-name="P62"/>
      <text:p text:style-name="P62">Daily revolution </text:p>
      <text:p text:style-name="P62">Take me to sleep. </text:p>
      <text:p text:style-name="P62"/>
      <text:p text:style-name="P70">Sleep, </text:p>
      <text:p text:style-name="P70">take me to your leader. </text:p>
      <text:p text:style-name="P62"/>
      <text:p text:style-name="P62">It’s spring </text:p>
      <text:p text:style-name="P62">dear reader, </text:p>
      <text:p text:style-name="P62"/>
      <text:p text:style-name="P62">not in the trivial sense, </text:p>
      <text:p text:style-name="P62">but in the sense that life goes on, and yet. </text:p>
      <text:p text:style-name="P62"/>
      <text:p text:style-name="P62">Night cap. Hardback. </text:p>
      <text:p text:style-name="P62">Slosh, Slosh, Slosh; </text:p>
      <text:p text:style-name="P62"/>
      <text:p text:style-name="P62">restful, head full, </text:p>
      <text:p text:style-name="P62">a little too thick for this plot. </text:p>
      <text:p text:style-name="P62"/>
      <text:p text:style-name="P62">Is this a new chapter </text:p>
      <text:p text:style-name="P62">Or have my eyes glazed over? </text:p>
      <text:p text:style-name="P62"/>
      <text:p text:style-name="P73"><text:soft-page-break/></text:p>
      <text:p text:style-name="P62">Threshold! </text:p>
      <text:p text:style-name="P62">Have my eyes glazed over? </text:p>
      <text:p text:style-name="P62"/>
      <text:p text:style-name="P62">Tipping back like </text:p>
      <text:p text:style-name="P62"><draw:frame text:anchor-type="paragraph" draw:z-index="0" draw:name="Text Frame 1" draw:style-name="gr10" draw:text-style-name="P82" svg:width="0.3421in" svg:height="0.4303in" draw:transform="rotate (0.0162315620435473) translate (0.494444444444444in 0.00416666666666667in)"><draw:text-box><text:p><text:span text:style-name="T79">p</text:span></text:p></draw:text-box></draw:frame><draw:frame text:anchor-type="paragraph" draw:z-index="1" draw:name="Text Frame 2" draw:style-name="gr9" draw:text-style-name="P82" svg:width="0.3421in" svg:height="0.4307in" draw:transform="rotate (-0.22497294058207) translate (0.667361111111111in -0.00138888888888889in)"><draw:text-box><text:p><text:span text:style-name="T79">o</text:span></text:p></draw:text-box></draw:frame><draw:frame text:anchor-type="paragraph" draw:z-index="5" draw:name="Text Frame 10" draw:style-name="gr5" draw:text-style-name="P82" svg:width="0.3421in" svg:height="0.4315in" draw:transform="rotate (-0.303163691071415) translate (0.790277777777778in 0.0118055555555556in)"><draw:text-box><text:p><text:span text:style-name="T79">u</text:span></text:p></draw:text-box></draw:frame><draw:frame text:anchor-type="paragraph" draw:z-index="7" draw:name="Text Frame 4" draw:style-name="gr3" draw:text-style-name="P82" svg:width="0.0835in" svg:height="0.2488in" draw:transform="rotate (-0.559552558189382) translate (0.981944444444444in 0.105555555555556in)"><draw:text-box><text:p><text:span text:style-name="T79">r</text:span></text:p></draw:text-box></draw:frame>being..</text:p>
      <text:p text:style-name="P62"><draw:frame text:anchor-type="paragraph" draw:z-index="6" draw:name="Text Frame 10" draw:style-name="gr4" draw:text-style-name="P82" svg:width="0.1969in" svg:height="0.2406in" draw:transform="rotate (-0.845262956740854) translate (1.10069444444444in -0.0875in)"><draw:text-box><text:p><text:span text:style-name="T79">e</text:span></text:p></draw:text-box></draw:frame><draw:frame text:anchor-type="paragraph" draw:z-index="8" draw:name="Text Frame 3" draw:style-name="gr2" draw:text-style-name="P82" svg:width="0.2059in" svg:height="0.2705in" draw:transform="rotate (-1.62141087510273) translate (1.23125in 0.190972222222222in)"><draw:text-box><text:p><text:span text:style-name="T79">d</text:span></text:p></draw:text-box></draw:frame></text:p>
      <text:p text:style-name="P62"><draw:frame text:anchor-type="paragraph" draw:z-index="9" draw:name="Text Frame 7" draw:style-name="gr1" draw:text-style-name="P82" svg:width="0.1807in" svg:height="0.1925in" draw:transform="rotate (-0.22497294058207) translate (1.22013888888889in -0.00138888888888889in)"><draw:text-box><text:p><text:span text:style-name="T79">.</text:span></text:p></draw:text-box></draw:frame></text:p>
      <text:p text:style-name="P62"><draw:frame text:anchor-type="paragraph" draw:z-index="10" draw:name="Text Frame 9" draw:style-name="gr1" draw:text-style-name="P82" svg:width="0.1823in" svg:height="0.1925in" draw:transform="rotate (-0.227416401534861) translate (1.21875in -0.0909722222222222in)"><draw:text-box><text:p><text:span text:style-name="T79">.</text:span></text:p></draw:text-box></draw:frame><draw:frame text:anchor-type="paragraph" draw:z-index="11" draw:name="Text Frame 11" draw:style-name="gr1" draw:text-style-name="P82" svg:width="0.1807in" svg:height="0.1925in" draw:transform="rotate (-0.22497294058207) translate (1.22013888888889in 0.1375in)"><draw:text-box><text:p><text:span text:style-name="T79">.</text:span></text:p></draw:text-box></draw:frame><draw:frame text:anchor-type="paragraph" draw:z-index="3" draw:name="Text Frame 6" draw:style-name="gr7" draw:text-style-name="P82" svg:width="0.1669in" svg:height="0.2567in" draw:transform="rotate (-0.22497294058207) translate (1.67569444444444in 0.161805555555556in)"><draw:text-box><text:p><text:span text:style-name="T79">t</text:span></text:p></draw:text-box></draw:frame><draw:frame text:anchor-type="paragraph" draw:z-index="14" draw:name="Text Frame 14" draw:style-name="gr1" draw:text-style-name="P82" svg:width="0.1807in" svg:height="0.1925in" draw:transform="rotate (-0.22497294058207) translate (1.81805555555556in 0.161805555555556in)"><draw:text-box><text:p><text:span text:style-name="T79">.</text:span></text:p></draw:text-box></draw:frame><draw:frame text:anchor-type="paragraph" draw:z-index="17" draw:name="Text Frame 17" draw:style-name="gr1" draw:text-style-name="P82" svg:width="0.1807in" svg:height="0.1925in" draw:transform="rotate (-0.22497294058207) translate (0.854166666666667in 0.185416666666667in)"><draw:text-box><text:p><text:span text:style-name="T79">.</text:span></text:p></draw:text-box></draw:frame><draw:frame text:anchor-type="paragraph" draw:z-index="15" draw:name="Text Frame 15" draw:style-name="gr1" draw:text-style-name="P82" svg:width="0.1807in" svg:height="0.1925in" draw:transform="rotate (-0.22497294058207) translate (1.37638888888889in 0.161805555555556in)"><draw:text-box><text:p><text:span text:style-name="T79">.</text:span></text:p></draw:text-box></draw:frame></text:p>
      <text:p text:style-name="P62"><draw:frame text:anchor-type="paragraph" draw:z-index="4" draw:name="Text Frame 8" draw:style-name="gr6" draw:text-style-name="P82" svg:width="0.1878in" svg:height="0.2748in" draw:transform="rotate (-1.21911248251804) translate (0.797222222222222in -0.00277777777777778in)"><draw:text-box><text:p><text:span text:style-name="T79">o</text:span></text:p></draw:text-box></draw:frame><draw:frame text:anchor-type="paragraph" draw:z-index="2" draw:name="Text Frame 5" draw:style-name="gr8" draw:text-style-name="P82" svg:width="0.1406in" svg:height="0.3004in" draw:transform="rotate (1.06325458031495) translate (1.10416666666667in 0.290972222222222in)"><draw:text-box><text:p><text:span text:style-name="T79">u</text:span></text:p></draw:text-box></draw:frame><draw:frame text:anchor-type="paragraph" draw:z-index="13" draw:name="Text Frame 13" draw:style-name="gr1" draw:text-style-name="P82" svg:width="0.1807in" svg:height="0.1925in" draw:transform="rotate (-0.22497294058207) translate (1.44305555555556in 0.0479166666666667in)"><draw:text-box><text:p><text:span text:style-name="T79">.</text:span></text:p></draw:text-box></draw:frame><draw:frame text:anchor-type="paragraph" draw:z-index="12" draw:name="Text Frame 12" draw:style-name="gr1" draw:text-style-name="P82" svg:width="0.1807in" svg:height="0.1925in" draw:transform="rotate (-0.22497294058207) translate (0.7875in 0.167361111111111in)"><draw:text-box><text:p><text:span text:style-name="T79">.</text:span></text:p></draw:text-box></draw:frame><draw:frame text:anchor-type="paragraph" draw:z-index="16" draw:name="Text Frame 16" draw:style-name="gr1" draw:text-style-name="P82" svg:width="0.1807in" svg:height="0.1925in" draw:transform="rotate (-0.22497294058207) translate (1.66180555555556in 0.13125in)"><draw:text-box><text:p><text:span text:style-name="T79">.</text:span></text:p></draw:text-box></draw:frame><draw:frame text:anchor-type="paragraph" draw:z-index="21" draw:name="Text Frame 21" draw:style-name="gr1" draw:text-style-name="P82" svg:width="0.1807in" svg:height="0.1925in" draw:transform="rotate (-0.22497294058207) translate (0.928472222222222in -0.00277777777777778in)"><draw:text-box><text:p><text:span text:style-name="T79">.</text:span></text:p></draw:text-box></draw:frame><draw:frame text:anchor-type="paragraph" draw:z-index="20" draw:name="Text Frame 20" draw:style-name="gr1" draw:text-style-name="P82" svg:width="0.1807in" svg:height="0.1925in" draw:transform="rotate (-0.22497294058207) translate (1.81805555555556in 0.0722222222222222in)"><draw:text-box><text:p><text:span text:style-name="T79">.</text:span></text:p></draw:text-box></draw:frame><draw:frame text:anchor-type="paragraph" draw:z-index="19" draw:name="Text Frame 19" draw:style-name="gr1" draw:text-style-name="P82" svg:width="0.1807in" svg:height="0.1925in" draw:transform="rotate (-0.22497294058207) translate (0.521527777777778in 0.0402777777777778in)"><draw:text-box><text:p><text:span text:style-name="T79">.</text:span></text:p></draw:text-box></draw:frame><draw:frame text:anchor-type="paragraph" draw:z-index="18" draw:name="Text Frame 18" draw:style-name="gr1" draw:text-style-name="P82" svg:width="0.1807in" svg:height="0.1925in" draw:transform="rotate (-0.22497294058207) translate (1.07291666666667in -0.00277777777777778in)"><draw:text-box><text:p><text:span text:style-name="T79">.</text:span></text:p></draw:text-box></draw:frame></text:p>
      <text:p text:style-name="P62"/>
      <text:p text:style-name="P62">Bang! Heart rang. </text:p>
      <text:p text:style-name="P62">Maybe my ears perked up? </text:p>
      <text:p text:style-name="P62"/>
      <text:p text:style-name="P62">I wish you could tell me. </text:p>
      <text:p text:style-name="P28"/>
      <text:p text:style-name="P28"/>
      <text:p text:style-name="P28"/>
      <text:p text:style-name="P28"/>
      <text:p text:style-name="P30"><text:span text:style-name="T3"/></text:p>
      <text:p text:style-name="P30"><text:span text:style-name="T3"/></text:p>
      <text:p text:style-name="P30"><text:span text:style-name="T3"/></text:p>
      <text:p text:style-name="P65"><text:span text:style-name="T20"/></text:p>
      <text:p text:style-name="P21">Still Kicking</text:p>
      <text:p text:style-name="P31">I’m kicking myself like a dog </text:p>
      <text:p text:style-name="P31"><text:span text:style-name="T58">a</text:span>s if “be good” is the same as “behave”.</text:p>
      <text:p text:style-name="P31">It’s not. </text:p>
      <text:p text:style-name="P3">But <text:span text:style-name="T70">I can’t pin down</text:span> how. </text:p>
      <text:p text:style-name="P3"/>
      <text:p text:style-name="P31"><text:span text:style-name="T3"/></text:p>
      <text:p text:style-name="P56"><text:span text:style-name="T3">B</text:span><text:span text:style-name="T2">lood Flow</text:span></text:p>
      <text:p text:style-name="P36"><text:span text:style-name="T60">Imagine the</text:span> town is a brain, <text:span text:style-name="T73">its streets are dendrites</text:span> <text:span text:style-name="T73">sparking </text:span></text:p>
      <text:p text:style-name="P36"><text:span text:style-name="T73">at the intersection of each synapse. </text:span>Street lamps </text:p>
      <text:p text:style-name="P31"><text:span text:style-name="T75">brighten</text:span><text:span text:style-name="T60"> the</text:span> currents <text:span text:style-name="T63">of </text:span>consciousness </text:p>
      <text:p text:style-name="P36"><text:span text:style-name="T73">and each of us are c</text:span>onduits. </text:p>
      <text:p text:style-name="P36"><text:span text:style-name="T73">We c</text:span>hannel <text:span text:style-name="T75">each</text:span> encounter </text:p>
      <text:p text:style-name="P31">like <text:span text:style-name="T76">chance</text:span><text:span text:style-name="T75"> </text:span>through the body.</text:p>
      <text:p text:style-name="P31"/>
      <text:p text:style-name="P31">Pay me no mind </text:p>
      <text:p text:style-name="P31"><text:span text:style-name="T14">My</text:span> body is made of Teflon. </text:p>
      <text:p text:style-name="P31">Forever in the blood stream </text:p>
      <text:p text:style-name="P31"><text:span text:style-name="T76">but s</text:span>uspended from <text:span text:style-name="T63">the</text:span> chemical flow.</text:p>
      <text:p text:style-name="P77"><text:span text:style-name="T76">Like plastic in the ocean </text:span></text:p>
      <text:p text:style-name="P77"/>
      <text:p text:style-name="P77"><text:span text:style-name="T76">I </text:span>hear th<text:span text:style-name="T76">ese animals</text:span> crying</text:p>
      <text:p text:style-name="P38"><text:span text:style-name="T76">As</text:span> I <text:span text:style-name="T73">ignored</text:span> the charge<text:span text:style-name="T75">s</text:span> between us </text:p>
      <text:p text:style-name="P31"><text:span text:style-name="T47">p</text:span><text:span text:style-name="T48">otential</text:span><text:span text:style-name="T49">s</text:span><text:span text:style-name="T48"> growing until </text:span><text:span text:style-name="T49">they</text:span><text:span text:style-name="T48"> disappear</text:span><text:span text:style-name="T50">ed</text:span><text:span text:style-name="T48"> into infinity.</text:span></text:p>
      <text:p text:style-name="P31"><text:span text:style-name="T48"/></text:p>
      <text:p text:style-name="P24"><text:soft-page-break/>He wants to die.</text:p>
      <text:p text:style-name="P41">he wants to die by a gun in the forest </text:p>
      <text:p text:style-name="P74">these berries of lead taste wrong to me </text:p>
      <text:p text:style-name="P74">he takes off with focus, walking before us </text:p>
      <text:p text:style-name="P74">he drops to one knee to baptize in a creek </text:p>
      <text:p text:style-name="P74">And i resent him </text:p>
      <text:p text:style-name="P74"/>
      <text:p text:style-name="P74">the things that he believes never cease to under cut me </text:p>
      <text:p text:style-name="P74">that flowers make wishes </text:p>
      <text:p text:style-name="P74">our words are our kisses </text:p>
      <text:p text:style-name="P74">and that happiness remains yet to be seen </text:p>
      <text:p text:style-name="P74"/>
      <text:p text:style-name="P74">And i don't believe him </text:p>
      <text:p text:style-name="P74">These moths are mocking me</text:p>
      <text:p text:style-name="P74"/>
      <text:p text:style-name="P79"><text:span text:style-name="T77">He s</text:span>hovel<text:span text:style-name="T77">s </text:span>the dirt <text:span text:style-name="T77">searching of something </text:span></text:p>
      <text:p text:style-name="P79"><text:span text:style-name="T77">Maybe </text:span>pocket watches, <text:s/><text:span text:style-name="T77">it could be a</text:span> locket </text:p>
      <text:p text:style-name="P81">I believe the earth just swallowed his keys</text:p>
      <text:p text:style-name="P74"><text:span text:style-name="T78">though </text:span>the<text:span text:style-name="T61">se</text:span> things he brings me, i <text:span text:style-name="T56">have </text:span>ke<text:span text:style-name="T56">pt</text:span> to remind me </text:p>
      <text:p text:style-name="P74">that daylight is daring me </text:p>
      <text:p text:style-name="P40"/>
      <text:p text:style-name="P44"><text:span text:style-name="T20"/></text:p>
      <text:p text:style-name="P41"><text:span text:style-name="T2">I was looking for a solution in the only place I hadn’t been before</text:span></text:p>
      <text:p text:style-name="P74">Took a bath inside the sun </text:p>
      <text:p text:style-name="P74">Let 10 thousand degrees clean me up </text:p>
      <text:p text:style-name="P74">A solar flare the northern lights </text:p>
      <text:p text:style-name="P74">Only ashes remain, I feel so light </text:p>
      <text:p text:style-name="P74"/>
      <text:p text:style-name="P74">A little dazed and so confused </text:p>
      <text:p text:style-name="P74">I hope my friends will hear the news </text:p>
      <text:p text:style-name="P74">That it’s joy parade and solemn night </text:p>
      <text:p text:style-name="P74">Some sort of solipsistic take to flight </text:p>
      <text:p text:style-name="P74"/>
      <text:p text:style-name="P74">Some EDM </text:p>
      <text:p text:style-name="P74">a drowned phone call </text:p>
      <text:p text:style-name="P74">Here in the crowd I feel so forestalled </text:p>
      <text:p text:style-name="P74"/>
      <text:p text:style-name="P74">It’s not a race if you run in fear </text:p>
      <text:p text:style-name="P74">And I know you’re waiting for me my dear </text:p>
      <text:p text:style-name="P74">But the sky above is a black backdrop </text:p>
      <text:p text:style-name="P74">With a thousand eyes to judge my crop </text:p>
      <text:p text:style-name="P74"/>
      <text:p text:style-name="P74"><text:soft-page-break/></text:p>
      <text:p text:style-name="P74"/>
      <text:p text:style-name="P74">And though the earth turns its back to the din </text:p>
      <text:p text:style-name="P74">The sun dawns itself to dwarf their sin </text:p>
      <text:p text:style-name="P74">It’s rays are like a spider’s leg </text:p>
      <text:p text:style-name="P74">Reaching down to grab the back of my head 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20">The moon is an echo of the sun.</text:p>
      <text:p text:style-name="P51"><text:span text:style-name="T65">S</text:span><text:span text:style-name="T57">ound</text:span> <text:span text:style-name="T66">a scream </text:span>from the street. </text:p>
      <text:p text:style-name="P51"><text:span text:style-name="T57">T</text:span>he fourth floor <text:span text:style-name="T57">laughs at retreat</text:span><text:span text:style-name="T38">.</text:span></text:p>
      <text:p text:style-name="P51"><text:span text:style-name="T66">F</text:span>ork<text:span text:style-name="T69">s</text:span> <text:span text:style-name="T66">are tuned </text:span>for the feast</text:p>
      <text:p text:style-name="P51">Hearing what it is but not this.</text:p>
      <text:p text:style-name="P51"/>
      <text:p text:style-name="P51"><text:span text:style-name="T38">D</text:span>id you think the night fell <text:span text:style-name="T58">with</text:span> <text:span text:style-name="T31">the</text:span> sun?</text:p>
      <text:p text:style-name="P51"><text:span text:style-name="T38">D</text:span>id <text:span text:style-name="T31">you thin</text:span><text:span text:style-name="T32">k </text:span><text:span text:style-name="T66">you could</text:span><text:span text:style-name="T58"> kill </text:span><text:span text:style-name="T66">saying</text:span><text:span text:style-name="T58"> gun</text:span><text:span text:style-name="T31">?</text:span></text:p>
      <text:p text:style-name="P52"><text:span text:style-name="T38">Li</text:span>stening for something, but not this. </text:p>
      <text:p text:style-name="P52"/>
      <text:p text:style-name="P52"><text:span text:style-name="T38">A</text:span>ll my thoughts bent for some fun,</text:p>
      <text:p text:style-name="P52">everything bent runs among </text:p>
      <text:p text:style-name="P52">the reams of <text:span text:style-name="T33">our tongue. </text:span></text:p>
      <text:p text:style-name="P50"><text:span text:style-name="T38">It</text:span>’s too clear, they might hear, </text:p>
      <text:p text:style-name="P50"><text:span text:style-name="T21">B</text:span><text:span text:style-name="T20">ut not this. </text:span></text:p>
      <text:p text:style-name="P60"><text:span text:style-name="T20"/></text:p>
      <text:p text:style-name="P17">The something that isn’t anything </text:p>
      <text:p text:style-name="P76">Some sort of bed rock revealing </text:p>
      <text:p text:style-name="P76">A hole in the earth </text:p>
      <text:p text:style-name="P76">Some sort of <text:span text:style-name="T55">cavernous </text:span><text:span text:style-name="T71">fee</text:span>ling </text:p>
      <text:p text:style-name="P76"><text:span text:style-name="T55">R</text:span>esounding <text:span text:style-name="T71">its</text:span><text:span text:style-name="T55"> </text:span>worth </text:p>
      <text:p text:style-name="P76">Some sort of silent waving </text:p>
      <text:p text:style-name="P76">From a hunters bow </text:p>
      <text:p text:style-name="P76">And their breath that is heaving </text:p>
      <text:p text:style-name="P76">As the sun looms low </text:p>
      <text:p text:style-name="P76"/>
      <text:p text:style-name="P76">Hollow words carved on the ceiling </text:p>
      <text:p text:style-name="P76">And a ceiling fan </text:p>
      <text:p text:style-name="P76">Some sort of vivid dreaming </text:p>
      <text:p text:style-name="P76">As you slip on the sand </text:p>
      <text:p text:style-name="P76"/>
      <text:p text:style-name="P76">Something laughs while crying </text:p>
      <text:p text:style-name="P76">Something lives while dying </text:p>
      <text:p text:style-name="P76">Something gives when trying </text:p>
      <text:p text:style-name="P76"/>
      <text:p text:style-name="P76"/>
      <text:p text:style-name="P76"/>
      <text:p text:style-name="P76"><text:soft-page-break/></text:p>
      <text:p text:style-name="P76"/>
      <text:p text:style-name="P76">Some sort of somber reeling </text:p>
      <text:p text:style-name="P76">And the dust in your eye </text:p>
      <text:p text:style-name="P76">Some sort of guy I’m seeing </text:p>
      <text:p text:style-name="P76">With a wounded thigh </text:p>
      <text:p text:style-name="P76">Some sort of taught confusion </text:p>
      <text:p text:style-name="P76">In the cable drawer </text:p>
      <text:p text:style-name="P76"><text:span text:style-name="T53">And the </text:span>soft disillusion </text:p>
      <text:p text:style-name="P76">He doesn’t believe anymore </text:p>
      <text:p text:style-name="P76"/>
      <text:p text:style-name="P76">That the dogs are fighting </text:p>
      <text:p text:style-name="P76">That the grass is guiding </text:p>
      <text:p text:style-name="P76">That the kettle is drying </text:p>
      <text:p text:style-name="P76">Some sort of sibilant sighing </text:p>
      <text:p text:style-name="P76">As his legs let him go 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It’s not the ghost at the table </text:p>
      <text:p text:style-name="P76">Nor your pale ego </text:p>
      <text:p text:style-name="P76">No<text:span text:style-name="T72">t</text:span> the tracks you are leaving </text:p>
      <text:p text:style-name="P76">on the service road </text:p>
      <text:p text:style-name="P76">It’s not the door to your leaving </text:p>
      <text:p text:style-name="P76">Nor your new found home </text:p>
      <text:p text:style-name="P76">And it’s not your blood that is beating </text:p>
      <text:p text:style-name="P76">In the ocean foam </text:p>
      <text:p text:style-name="P76"/>
      <text:p text:style-name="P76">Not to play </text:p>
      <text:p text:style-name="P76">Not drawing </text:p>
      <text:p text:style-name="P76">Not to grasp </text:p>
      <text:p text:style-name="P76">Not clawing </text:p>
      <text:p text:style-name="P76"/>
      <text:p text:style-name="P76">Not the meeting of minds </text:p>
      <text:p text:style-name="P76">Nor the long way through </text:p>
      <text:p text:style-name="P76">Not the landscape resolving </text:p>
      <text:p text:style-name="P67">Nor forgiving who </text:p>
      <text:p text:style-name="P76"><text:span text:style-name="T20"/></text:p>
      <text:p text:style-name="P76"><text:span text:style-name="T20"/></text:p>
      <text:p text:style-name="P76"><text:soft-page-break/><text:span text:style-name="T20"/></text:p>
      <text:p text:style-name="P72">Jesus is an attention seeker </text:p>
      <text:p text:style-name="P75">Give me something carnal with no teeth </text:p>
      <text:p text:style-name="P75">Food made out of air </text:p>
      <text:p text:style-name="P75">Pain in a phantom limb </text:p>
      <text:p text:style-name="P75">And a martyr who doesn’t care </text:p>
      <text:p text:style-name="P75"/>
      <text:p text:style-name="P75">Give me crosses on their side </text:p>
      <text:p text:style-name="P75"><text:span text:style-name="T68">a pastor caught</text:span> in sin </text:p>
      <text:p text:style-name="P75">Flint stones striking under water </text:p>
      <text:p text:style-name="P75">And gashes in my skin </text:p>
      <text:p text:style-name="P75"/>
      <text:p text:style-name="P75">Enthrall me to a master with no wants </text:p>
      <text:p text:style-name="P75">And his wheel that never spoke </text:p>
      <text:p text:style-name="P75">While my whore wanders common haunts </text:p>
      <text:p text:style-name="P75">Cry<text:span text:style-name="T54">ing</text:span> for a toke </text:p>
      <text:p text:style-name="P75"/>
      <text:p text:style-name="P75">Rage, it is sating </text:p>
      <text:p text:style-name="P75">It is steel that writhes </text:p>
      <text:p text:style-name="P75">It is the <text:span text:style-name="T78">heart in </text:span>you hating </text:p>
      <text:p text:style-name="P75">As you learn to compromise </text:p>
      <text:p text:style-name="P26"/>
      <text:p text:style-name="P57"><text:span text:style-name="T2">The memory of what warm is.</text:span></text:p>
      <text:p text:style-name="P13"><text:span text:style-name="T39">Brisk</text:span> <text:span text:style-name="T34">day --</text:span></text:p>
      <text:p text:style-name="P13">Marsh of raw leaves </text:p>
      <text:p text:style-name="P13">Nests exposed <text:span text:style-name="T35">in</text:span> Autumn </text:p>
      <text:p text:style-name="P46"/>
      <text:p text:style-name="P47"><text:span text:style-name="T28">F</text:span>all is dr<text:span text:style-name="T39">i</text:span>pping to the ground, <text:span text:style-name="T36">lightly, </text:span></text:p>
      <text:p text:style-name="P48">like sawdust kisses the carpenter's floor.</text:p>
      <text:p text:style-name="P47"><text:span text:style-name="T40">The earth is s</text:span><text:span text:style-name="T39">anguine </text:span><text:span text:style-name="T40">and</text:span><text:span text:style-name="T39"> raw, </text:span><text:span text:style-name="T40">and its</text:span> branches <text:span text:style-name="T29">have</text:span> nothing to hold on to.</text:p>
      <text:p text:style-name="P47">The wind catches nothing, the sun catches nothing, and the rain catches the dirt. </text:p>
      <text:p text:style-name="P47">“It’s still.” because the sun has not given us the energy. </text:p>
      <text:p text:style-name="P47">But there’s a crispness to the air. A sort of facing reality. </text:p>
      <text:p text:style-name="P49">W<text:span text:style-name="T37">e were</text:span> born naked, but with the memory of what warm is. </text:p>
      <text:p text:style-name="P49"/>
      <text:p text:style-name="P45">Sometimes I <text:span text:style-name="T35">t</text:span>ake <text:span text:style-name="T38">off </text:span>my glasses</text:p>
      <text:p text:style-name="P45">and the w<text:span text:style-name="T40">orld</text:span> <text:span text:style-name="T30">is soft around</text:span> me. </text:p>
      <text:p text:style-name="P45"><text:span text:style-name="T25">Then </text:span><text:span text:style-name="T22">I </text:span><text:span text:style-name="T20">clean </text:span><text:span text:style-name="T23">them</text:span><text:span text:style-name="T22"> </text:span><text:span text:style-name="T25">and </text:span><text:span text:style-name="T24">it’</text:span><text:span text:style-name="T25">s</text:span><text:span text:style-name="T24"> </text:span><text:span text:style-name="T20">crisp again. </text:span></text:p>
      <text:p text:style-name="P45"><text:span text:style-name="T20"/></text:p>
      <text:p text:style-name="P45"><text:span text:style-name="T20"/></text:p>
      <text:p text:style-name="P45"><text:span text:style-name="T20"/></text:p>
      <text:p text:style-name="P45"><text:span text:style-name="T20"/></text:p>
      <text:p text:style-name="P45"><text:span text:style-name="T20"/></text:p>
      <text:p text:style-name="P45"><text:span text:style-name="T20"/></text:p>
      <text:p text:style-name="P42"/>
      <text:p text:style-name="P23"><text:soft-page-break/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6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7">the</text:span> mind unravels <text:span text:style-name="T67">the</text:span> body turns to brine </text:p>
      <text:p text:style-name="P10"><text:span text:style-name="T67">dispersing </text:span><text:span text:style-name="T68">to</text:span><text:span text:style-name="T67"> the waves of a world that </text:span><text:span text:style-name="T74">can’t be</text:span><text:span text:style-name="T67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Privacy</text:p>
      <text:p text:style-name="P35">It’s the weight of the room as they ask to come in </text:p>
      <text:p text:style-name="P35">It’s the tear in my throat when they find they can’t win </text:p>
      <text:p text:style-name="P35">It’s still in the air when they find that I’m alone </text:p>
      <text:p text:style-name="P35">There’s no way they could have known</text:p>
      <text:p text:style-name="P35"/>
      <text:p text:style-name="P35">That it’s on the tip of tongue </text:p>
      <text:p text:style-name="P35">On the back of my head</text:p>
      <text:p text:style-name="P35">In the songs for the young </text:p>
      <text:p text:style-name="P35">And the books read in bed </text:p>
      <text:p text:style-name="P35"><text:span text:style-name="T62">T</text:span>he moor of my mind </text:p>
      <text:p text:style-name="P35">For the ones that’ll never go</text:p>
      <text:p text:style-name="P68">I’ll have to let them know</text:p>
      <text:p text:style-name="P61"><text:span text:style-name="T20"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5"><text:soft-page-break/>Where the bow meets the land.</text:p>
      <text:p text:style-name="P41">The sun sits ample on its ocean throne </text:p>
      <text:p text:style-name="P74">Lay down your oars to paddle </text:p>
      <text:p text:style-name="P74">Over placid corral rone </text:p>
      <text:p text:style-name="P74">The world is fitted to its saddle </text:p>
      <text:p text:style-name="P69"/>
      <text:p text:style-name="P69">The North Star appeared above </text:p>
      <text:p text:style-name="P69">I felt my mind grow mellow </text:p>
      <text:p text:style-name="P69">Grant me a forge oh god </text:p>
      <text:p text:style-name="P69">To bend and strike and bellow </text:p>
      <text:p text:style-name="P69"/>
      <text:p text:style-name="P69">Lay down my love and follow </text:p>
      <text:p text:style-name="P69"/>
      <text:p text:style-name="P69">The sun closed its weary eye </text:p>
      <text:p text:style-name="P69">And I cradled the past so shallow </text:p>
      <text:p text:style-name="P69">The wind released a single sigh </text:p>
      <text:p text:style-name="P69">And the water wrinkled, sallow </text:p>
      <text:p text:style-name="P69"/>
      <text:p text:style-name="P69"/>
      <text:p text:style-name="P69"/>
      <text:p text:style-name="P69"/>
      <text:p text:style-name="P69"/>
      <text:p text:style-name="P69">The constellations blinked above </text:p>
      <text:p text:style-name="P69">Until their teary eyes grew hollow </text:p>
      <text:p text:style-name="P69">The land released a snow white dove </text:p>
      <text:p text:style-name="P69">When we found our grief could swallow </text:p>
      <text:p text:style-name="P69"/>
      <text:p text:style-name="P69">Lay down your love and follow</text:p>
      <text:p text:style-name="P69"/>
      <text:p text:style-name="P69"/>
      <text:p text:style-name="P69"/>
      <text:p text:style-name="P66"><text:span text:style-name="T42"/></text:p>
      <text:p text:style-name="P43"/>
      <text:p text:style-name="P18">When your words come full circle</text:p>
      <text:p text:style-name="P32">Why do the fish swim </text:p>
      <text:p text:style-name="P32"><text:span text:style-name="T41">t</text:span>o their <text:span text:style-name="T27">nest</text:span>ing ground? How </text:p>
      <text:p text:style-name="P32"><text:span text:style-name="T41">d</text:span>o the birds know </text:p>
      <text:p text:style-name="P32"><text:span text:style-name="T41">w</text:span>here to migrate when it’s cold? </text:p>
      <text:p text:style-name="P32"/>
      <text:p text:style-name="P32">Maybe the fish are like “that </text:p>
      <text:p text:style-name="P32"><text:span text:style-name="T41">D</text:span>irection smells nice.” </text:p>
      <text:p text:style-name="P32">And the birds look at the horizon and think “the sun</text:p>
      <text:p text:style-name="P5"><text:span text:style-name="T45">w</text:span><text:span text:style-name="T46">ould look much nicer just a little to the right.”</text:span></text:p>
      <text:p text:style-name="P39"/>
      <text:p text:style-name="P16"><text:soft-page-break/>Last mile from the yellow line</text:p>
      <text:p text:style-name="P33">Freshly laid off but tinged with bed sweats </text:p>
      <text:p text:style-name="P33"><text:span text:style-name="T12">a</text:span> young man thinks about getting up,</text:p>
      <text:p text:style-name="P33">11<text:span text:style-name="T1">am</text:span> light streams through the window</text:p>
      <text:p text:style-name="P33">the sun’s silhouette is angled to be just barely hidden behind <text:span text:style-name="T12">its</text:span> frame, </text:p>
      <text:p text:style-name="P33">daring him to buy black out curtains. </text:p>
      <text:p text:style-name="P33">He sits up. Checks his bank account.</text:p>
      <text:p text:style-name="P33">Incredibly the deposit is there just like the law said it would be. </text:p>
      <text:p text:style-name="P33"/>
      <text:p text:style-name="P33">He was laid off from Amazon 2 weeks ago.</text:p>
      <text:p text:style-name="P33">Replaced by automation. A government mandate says </text:p>
      <text:p text:style-name="P33">workers laid off by automation will be paid their salary indefinitely. </text:p>
      <text:p text:style-name="P33">It seems the job is indefinitely gone. He doesn’t miss it. </text:p>
      <text:p text:style-name="P33">He was a resume building term for a box lifter. </text:p>
      <text:p text:style-name="P33"/>
      <text:p text:style-name="P33">Still he’s unsure what to do, so he looks through his phone. </text:p>
      <text:p text:style-name="P33">The news talks about doctors, lawyers and computer scientists </text:p>
      <text:p text:style-name="P33"><text:span text:style-name="T12">b</text:span>eing the only professions left. </text:p>
      <text:p text:style-name="P33">He can’t tell if the writer is happy about that or not.</text:p>
      <text:p text:style-name="P33">Either way it seems that hallucinating isn’t disqualifying. </text:p>
      <text:p text:style-name="P33">He wishes he knew <text:span text:style-name="T13">that </text:span>when he was on the job. </text:p>
      <text:p text:style-name="P33">He looks through his goody bag. </text:p>
      <text:p text:style-name="P33">Drugs are surprisingly cheap <text:span text:style-name="T12">in the age of AI. </text:span></text:p>
      <text:p text:style-name="P33"/>
      <text:p text:style-name="P33">LSD. Vyvanse. Ketamine. </text:p>
      <text:p text:style-name="P33">He hasn’t even eaten yet. </text:p>
      <text:p text:style-name="P33"/>
      <text:p text:style-name="P33">There’s an empty box of Happy-Os in the cupboard. Damn. </text:p>
      <text:p text:style-name="P33">Again the phone. He can get some drone <text:span text:style-name="T12">dropped</text:span>. </text:p>
      <text:p text:style-name="P58"><text:span text:style-name="T14">The marketing team was not ready for the layoff memes that started.</text:span> </text:p>
      <text:p text:style-name="P33"><text:span text:style-name="T51">He</text:span> ha<text:span text:style-name="T15">d</text:span>n’t left the house this wee<text:span text:style-name="T15">k</text:span> so he put <text:span text:style-name="T15">on</text:span> his shoes. </text:p>
      <text:p text:style-name="P33"><text:span text:style-name="T12">The brightness on</text:span> the street <text:span text:style-name="T12">raises</text:span> him a little, </text:p>
      <text:p text:style-name="P33"><text:span text:style-name="T12">and he glance</text:span><text:span text:style-name="T15">d</text:span><text:span text:style-name="T12"> into the sun just to sear that awake into his eyes.</text:span></text:p>
      <text:p text:style-name="P33">The HOA’<text:span text:style-name="T15">s </text:span>self driving lawn mowers <text:span text:style-name="T51">were</text:span><text:span text:style-name="T15"> a cacophony, </text:span></text:p>
      <text:p text:style-name="P33"><text:span text:style-name="T15">and they’re</text:span> work<text:span text:style-name="T64">ed</text:span> a little more than they’re <text:span text:style-name="T15">actually </text:span>needed. </text:p>
      <text:p text:style-name="P33"><text:span text:style-name="T15">They play him to the sidewalk where a </text:span>billboard <text:span text:style-name="T15">pulls up and opens the door to his bus. </text:span></text:p>
      <text:p text:style-name="P33"><text:span text:style-name="T15">I</text:span><text:span text:style-name="T13">t</text:span><text:span text:style-name="T15"> peeves him a little that </text:span>it <text:span text:style-name="T15">obscure</text:span><text:span text:style-name="T51">s </text:span>his view <text:span text:style-name="T15">of the passing world</text:span>. </text:p>
      <text:p text:style-name="P33"/>
      <text:p text:style-name="P33"><text:span text:style-name="T15">On the other hand the lack of distraction </text:span>gives him time to <text:span text:style-name="T15">plan</text:span> next steps. </text:p>
      <text:p text:style-name="P33">Retraining? He still has the years for it. </text:p>
      <text:p text:style-name="P33">And the brain. But also the sense to leave five years plus of schooling alone. </text:p>
      <text:p text:style-name="P33">Travel is an option. Might pair nicely with the drugs. </text:p>
      <text:p text:style-name="P33"><text:soft-page-break/></text:p>
      <text:p text:style-name="P33">Though he’s not sure who he’d travel with. </text:p>
      <text:p text:style-name="P33">He thinks about his hobbies. He doesn’t have any. </text:p>
      <text:p text:style-name="P33">Some reality <text:span text:style-name="T16">TV</text:span> <text:span text:style-name="T16">was</text:span> the most he was able to fit in between shifts and everything else. </text:p>
      <text:p text:style-name="P33">He never thought 40 hours of free time would be a problem. </text:p>
      <text:p text:style-name="P33"/>
      <text:p text:style-name="P33">Stepping off the bus he could see the grocery. </text:p>
      <text:p text:style-name="P33">Ports for autonomous delivery carts opened directly into the store. </text:p>
      <text:p text:style-name="P33">It was humming with activity. </text:p>
      <text:p text:style-name="P33">But in terms of humans it was pretty dead. </text:p>
      <text:p text:style-name="P33">The isles had been <text:span text:style-name="T16">contracted</text:span> to make room for a conveyor belt<text:span text:style-name="T16">s. </text:span></text:p>
      <text:p text:style-name="P59">They sat between the isles and little boots would kick the product off the back of the shelves. </text:p>
      <text:p text:style-name="P33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33">A few polite drones buzzed about with their reacher grabbers for any stray pick ups. </text:p>
      <text:p text:style-name="P33"><text:span text:style-name="T17">Flying</text:span> close to the warehouse ceiling you could hear the<text:span text:style-name="T64">ir </text:span>gears <text:span text:style-name="T64">shift,</text:span><text:span text:style-name="T51"> </text:span></text:p>
      <text:p text:style-name="P37"><text:span text:style-name="T64">d</text:span>own,</text:p>
      <text:p text:style-name="P33"><text:span text:style-name="T51">and t</text:span>hen up again. </text:p>
      <text:p text:style-name="P33"><text:span text:style-name="T17">S</text:span>igns <text:span text:style-name="T17">warn </text:span><text:span text:style-name="T64">that </text:span><text:span text:style-name="T17">the</text:span> store <text:span text:style-name="T64">was</text:span><text:span text:style-name="T17"> closing </text:span>to in person shopping,</text:p>
      <text:p text:style-name="P33">looking around, it make<text:span text:style-name="T64">d</text:span> sense,</text:p>
      <text:p text:style-name="P54"/>
      <text:p text:style-name="P54">the store <text:span text:style-name="T64">was</text:span> difficult to get to because of the zoning laws. </text:p>
      <text:p text:style-name="P33"/>
      <text:p text:style-name="P33">A beep played on the intercom and all the robots in unison announce <text:span text:style-name="T16">a little jingle </text:span></text:p>
      <text:p text:style-name="P33"><text:span text:style-name="T16">followed by</text:span> “<text:span text:style-name="T17">happy</text:span> to serve!” </text:p>
      <text:p text:style-name="P33">Surely corporate’<text:span text:style-name="T51">s</text:span> idea. He waved to <text:span text:style-name="T17">one of the gnats</text:span>. </text:p>
      <text:p text:style-name="P33">It flew down and <text:span text:style-name="T17">in a </text:span>voice that wasn’t uncanny said “<text:span text:style-name="T17">How can I help you</text:span>?” </text:p>
      <text:p text:style-name="P33">“<text:span text:style-name="T51">I need breakfast</text:span>.” The drone <text:span text:style-name="T16">swiveled</text:span> and started <text:span text:style-name="T16">off</text:span>. </text:p>
      <text:p text:style-name="P33"><text:span text:style-name="T51">Snide</text:span><text:span text:style-name="T16">ly</text:span> he sped up and slowed down his pace. The drone matched it perfectly. </text:p>
      <text:p text:style-name="P33">Very responsive. <text:span text:style-name="T16">A few steps of</text:span> salsa, <text:span text:style-name="T16">and suddenly two were tangoing. </text:span></text:p>
      <text:p text:style-name="P33"><text:span text:style-name="T16">Even better, t</text:span>here was no one to feel self conscious in front of. </text:p>
      <text:p text:style-name="P34">At the <text:span text:style-name="T64">breakfast isle he pointed to a box of </text:span>Happy-Os </text:p>
      <text:p text:style-name="P34"><text:span text:style-name="T64">and</text:span> the drone’s <text:span text:style-name="T17">buzzed off to the </text:span>check out line <text:span text:style-name="T64">with it in it’s </text:span>reacher grabber. </text:p>
      <text:p text:style-name="P33"/>
      <text:p text:style-name="P33"><text:span text:style-name="T17">The guy didn’t even have to follow. </text:span><text:span text:style-name="T18">He w</text:span>alk<text:span text:style-name="T18">ed</text:span> straight to the door. </text:p>
      <text:p text:style-name="P33">The building saw his face on the way in and the payment was already processing. </text:p>
      <text:p text:style-name="P33"><text:span text:style-name="T51">The system </text:span>led to a dramatic cut in petty theft</text:p>
      <text:p text:style-name="P33"/>
      <text:p text:style-name="P33"><text:soft-page-break/></text:p>
      <text:p text:style-name="P33"><text:span text:style-name="T19">a</text:span>nd a few shocked expressions when people saw the bill for what they had stolen. </text:p>
      <text:p text:style-name="P33"><text:span text:style-name="T18">The w</text:span>alk back to the <text:span text:style-name="T18">street</text:span> <text:span text:style-name="T18">was barely an incline, and t</text:span>he bus was already there. </text:p>
      <text:p text:style-name="P33"><text:span text:style-name="T18">By connecting your</text:span> location to the department of transportation <text:span text:style-name="T19">you could call it to you. </text:span></text:p>
      <text:p text:style-name="P33"><text:span text:style-name="T18">They</text:span> even store<text:span text:style-name="T64">d</text:span> <text:span text:style-name="T18">addresses</text:span> of your choosing for easy last mile transit. </text:p>
      <text:p text:style-name="P33"/>
      <text:p text:style-name="P33"><text:span text:style-name="T18">The ad on this bus was f</text:span>or Norton, </text:p>
      <text:p text:style-name="P33"><text:span text:style-name="T4">T</text:span>hey’re offering a service which scans the dark web for your email address. </text:p>
      <text:p text:style-name="P33">The tag line is, “do you know who has your data?” Next to a hooded figure. </text:p>
      <text:p text:style-name="P33">Thinking about it, he had sort of lost count. </text:p>
      <text:p text:style-name="P33"><text:span text:style-name="T18">The ad </text:span><text:span text:style-name="T64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3"/>
      <text:p text:style-name="P33"><text:span text:style-name="T18">S</text:span><text:span text:style-name="T4">tepping </text:span><text:span text:style-name="T19">directly onto his driveway from</text:span><text:span text:style-name="T4"> the bus, </text:span>h<text:span text:style-name="T51">e unlocked his </text:span>door<text:span text:style-name="T19"> with </text:span><text:span text:style-name="T4">his palm print</text:span>. </text:p>
      <text:p text:style-name="P33"><text:span text:style-name="T19">G</text:span>rocer<text:span text:style-name="T51">ies</text:span> <text:span text:style-name="T19">placed </text:span>on the table, <text:span text:style-name="T51">he </text:span>made himself a bowl of Happy-Os. </text:p>
      <text:p text:style-name="P33">Today was feeling like a <text:span text:style-name="T4">K</text:span>etamine day.</text:p>
      <text:p text:style-name="P16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6DT12H47M10S</meta:editing-duration>
    <meta:editing-cycles>34</meta:editing-cycles>
    <meta:generator>LibreOffice/24.2.7.2$Linux_X86_64 LibreOffice_project/420$Build-2</meta:generator>
    <dc:date>2025-06-20T22:51:14.828271201</dc:date>
    <meta:document-statistic meta:table-count="0" meta:image-count="0" meta:object-count="0" meta:page-count="14" meta:paragraph-count="364" meta:word-count="2648" meta:character-count="13947" meta:non-whitespace-character-count="11355"/>
  </office:meta>
</office:document-meta>
</file>